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0000000A49DBD0ECF.png" manifest:media-type="image/png"/>
  <manifest:file-entry manifest:full-path="Pictures/100000010000002000000020CB15B6A9.png" manifest:media-type="image/png"/>
  <manifest:file-entry manifest:full-path="Pictures/1000024E0000036900000369F8C03221.svg" manifest:media-type="image/svg+xml"/>
  <manifest:file-entry manifest:full-path="Pictures/100000010000000B0000000B1F2876B8.gif" manifest:media-type="image/gif"/>
  <manifest:file-entry manifest:full-path="Pictures/1000036A00000369000003691C8803B3.svg" manifest:media-type="image/svg+xml"/>
  <manifest:file-entry manifest:full-path="Pictures/100000010000002000000020A4B709ED.png" manifest:media-type="image/png"/>
  <manifest:file-entry manifest:full-path="Pictures/100000FE0000036900000369F4D2749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b_5f_GS7615_5f_000" style:display-name="tb_GS7615_000" style:family="table">
      <style:table-properties style:width="15.023cm" fo:margin-top="0.3cm" fo:margin-bottom="0cm" table:align="center" fo:background-color="transparent" style:may-break-between-rows="true" table:border-model="collapsing">
        <style:background-image/>
      </style:table-properties>
    </style:style>
    <style:style style:name="tb_5f_GS7615_5f_000.A" style:display-name="tb_GS7615_000.A" style:family="table-column">
      <style:table-column-properties style:column-width="3.605cm"/>
    </style:style>
    <style:style style:name="tb_5f_GS7615_5f_000.B" style:display-name="tb_GS7615_000.B" style:family="table-column">
      <style:table-column-properties style:column-width="6.391cm"/>
    </style:style>
    <style:style style:name="tb_5f_GS7615_5f_000.C" style:display-name="tb_GS7615_000.C" style:family="table-column">
      <style:table-column-properties style:column-width="5.027cm"/>
    </style:style>
    <style:style style:name="tb_5f_GS7615_5f_000.1" style:display-name="tb_GS7615_000.1" style:family="table-row">
      <style:table-row-properties fo:keep-together="always"/>
    </style:style>
    <style:style style:name="tb_5f_GS7615_5f_000.A1" style:display-name="tb_GS7615_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5_5f_000.C1" style:display-name="tb_GS7615_00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5_5f_000.2" style:display-name="tb_GS7615_000.2" style:family="table-row">
      <style:table-row-properties fo:keep-together="auto"/>
    </style:style>
    <style:style style:name="tb_5f_GS7615_5f_000.A2" style:display-name="tb_GS7615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5_5f_000.C2" style:display-name="tb_GS7615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5_5f_000.6" style:display-name="tb_GS7615_000.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New_20_Chapter" style:master-page-name="First_20_Page">
      <style:paragraph-properties style:page-number="auto" fo:break-before="page"/>
    </style:style>
    <style:style style:name="P3" style:family="paragraph" style:parent-style-name="Contents_20_1">
      <style:paragraph-properties>
        <style:tab-stops>
          <style:tab-stop style:position="16.702cm" style:type="right" style:leader-style="dotted" style:leader-text="."/>
        </style:tab-stops>
      </style:paragraph-properties>
    </style:style>
    <style:style style:name="P4" style:family="paragraph" style:parent-style-name="Contents_20_2">
      <style:paragraph-properties>
        <style:tab-stops>
          <style:tab-stop style:position="16.173cm" style:type="right" style:leader-style="dotted" style:leader-text="."/>
        </style:tab-stops>
      </style:paragraph-properties>
    </style:style>
    <style:style style:name="P5" style:family="paragraph" style:parent-style-name="Footer">
      <style:paragraph-properties fo:text-align="start" style:justify-single-word="false"/>
      <style:text-properties officeooo:paragraph-rsid="004ff219"/>
    </style:style>
    <style:style style:name="P6" style:family="paragraph" style:parent-style-name="Heading_20_1" style:master-page-name="Front_20_Matter">
      <style:paragraph-properties style:page-number="auto"/>
    </style:style>
    <style:style style:name="P7" style:family="paragraph" style:parent-style-name="Heading_20_1" style:master-page-name="Standard">
      <style:paragraph-properties style:page-number="auto"/>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2"><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7.6</text:user-defined></text:p>
      </text:section>
      <text:section text:style-name="Sect1" text:name="SEC_TITLE">
        <text:h text:style-name="Title" text:outline-level="1">Appendix B, Open Source, Open Standards, Open Document</text:h>
        <text:p text:style-name="Subtitle"/>
      </text:section>
      <text:section text:style-name="Sect1" text:name="Section1" text:condition="ooow:book eq 1" text:display="condition">
        <text:h text:style-name="P6" text:outline-level="2"><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p text:style-name="Heading_20_2"><text:bookmark-start text:name="__RefHeading__5638_1566568644"/>Contributors<text:bookmark-end text:name="__RefHeading__5638_1566568644"/></text:p>
        <text:p text:style-name="Definition_20_Term">Contributors for this edition:</text:p>
        <text:section text:style-name="Sect2" text:name="Section3">
          <text:p text:style-name="Column_20_Contents">Peter Schofield</text:p>
          <text:p text:style-name="Column_20_Contents"/>
          <text:p text:style-name="Column_20_Contents"/>
          <text:p text:style-name="Column_20_Contents"/>
        </text:section>
        <text:p text:style-name="Definition_20_Term">Contributors for previous editions:</text:p>
        <text:section text:style-name="Sect2" text:name="Section4">
          <text:p text:style-name="Column_20_Contents">Andrew Jensen</text:p>
          <text:p text:style-name="Column_20_Contents">Dave Barton</text:p>
          <text:p text:style-name="Column_20_Contents">Jean Hollis Weber</text:p>
          <text:p text:style-name="Column_20_Contents">Kees Kriek</text:p>
          <text:p text:style-name="Column_20_Contents">Olivier Hallot</text:p>
          <text:p text:style-name="Column_20_Contents">Peter Schofield</text:p>
          <text:p text:style-name="Column_20_Contents">Rafael Lima</text:p>
          <text:p text:style-name="Column_20_Contents">Skip Masonsmith</text:p>
          <text:p text:style-name="Column_20_Contents">Steve Fanning</text:p>
          <text:p text:style-name="Column_20_Contents">Valerii Goncharuk</text:p>
        </text:section>
        <text:p text:style-name="Heading_20_2"><text:bookmark-start text:name="__RefHeading___Toc4648_402817234"/>Feedback<text:bookmark-end text:name="__RefHeading___Toc4648_402817234"/></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Heading_20_Note">Note</text:p>
          </text:list-item>
        </text:list>
        <text:p text:style-name="Text_20_Note">Everything you send to a mailing list or forum, including your email address and any other personal information that is written in the message, is publicly archived and cannot be deleted.</text:p>
        <text:p text:style-name="Heading_20_2"><text:bookmark-start text:name="__RefHeading__5644_1566568644"/>Publication date and software version<text:bookmark-end text:name="__RefHeading__5644_1566568644"/></text:p>
        <text:p text:style-name="Text_20_body">Published <text:user-defined style:data-style-name="N0" text:name="Month">January</text:user-defined><text:s/><text:user-defined style:data-style-name="N0" text:name="Year">2024</text:user-defined>. Based on LibreOffice <text:user-defined style:data-style-name="N0" text:name="LibreOffice Version">7.6</text:user-defined><text:s/>Community.<text:line-break/>Other versions of LibreOffice may differ in appearance and functionality.</text:p>
        <text:p text:style-name="Heading_20_2"><text:bookmark-start text:name="__RefHeading___Toc8004_2711369127"/>Using LibreOffice on macOS<text:bookmark-end text:name="__RefHeading___Toc8004_2711369127"/></text:p>
        <text:p text:style-name="Text_20_body">Some keystrokes and menu items are different on macOS from those used in Windows and Linux. The table below gives some common substitutions used in this document. For a detailed list, see LibreOffice Help.</text:p>
        <table:table table:name="tb_GS7615_000" table:style-name="tb_5f_GS7615_5f_000" table:template-name="LO User Guides">
          <table:table-column table:style-name="tb_5f_GS7615_5f_000.A"/>
          <table:table-column table:style-name="tb_5f_GS7615_5f_000.B"/>
          <table:table-column table:style-name="tb_5f_GS7615_5f_000.C"/>
          <table:table-row table:style-name="tb_5f_GS7615_5f_000.1">
            <table:table-cell table:style-name="tb_5f_GS7615_5f_000.A1" office:value-type="string">
              <text:p text:style-name="Table_20_Heading">Windows or Linux</text:p>
            </table:table-cell>
            <table:table-cell table:style-name="tb_5f_GS7615_5f_000.A1" office:value-type="string">
              <text:p text:style-name="Table_20_Heading">macOS equivalent</text:p>
            </table:table-cell>
            <table:table-cell table:style-name="tb_5f_GS7615_5f_000.C1" office:value-type="string">
              <text:p text:style-name="Table_20_Heading">Effect</text:p>
            </table:table-cell>
          </table:table-row>
          <table:table-row table:style-name="tb_5f_GS7615_5f_000.2">
            <table:table-cell table:style-name="tb_5f_GS7615_5f_000.A2" office:value-type="string">
              <text:p text:style-name="Table_20_Contents"><text:span text:style-name="Strong_20_Emphasis">Tools &gt; Options</text:span> <text:line-break/>menu selection</text:p>
            </table:table-cell>
            <table:table-cell table:style-name="tb_5f_GS7615_5f_000.A2" office:value-type="string">
              <text:p text:style-name="Table_20_Contents"><text:span text:style-name="Strong_20_Emphasis">LibreOffice &gt; Preferences</text:span></text:p>
            </table:table-cell>
            <table:table-cell table:style-name="tb_5f_GS7615_5f_000.C2" office:value-type="string">
              <text:p text:style-name="Table_20_Contents">Access setup options</text:p>
            </table:table-cell>
          </table:table-row>
          <table:table-row table:style-name="tb_5f_GS7615_5f_000.2">
            <table:table-cell table:style-name="tb_5f_GS7615_5f_000.A2" office:value-type="string">
              <text:p text:style-name="Table_20_Contents">Right-click</text:p>
            </table:table-cell>
            <table:table-cell table:style-name="tb_5f_GS7615_5f_000.A2" office:value-type="string">
              <text:p text:style-name="Table_20_Contents"><text:span text:style-name="Keystroke">Control</text:span>+click, <text:span text:style-name="Keystroke">Ctrl</text:span>+click, or right-click depending on computer setup</text:p>
            </table:table-cell>
            <table:table-cell table:style-name="tb_5f_GS7615_5f_000.C2" office:value-type="string">
              <text:p text:style-name="Table_20_Contents">Open a context menu</text:p>
            </table:table-cell>
          </table:table-row>
          <table:table-row table:style-name="tb_5f_GS7615_5f_000.1">
            <table:table-cell table:style-name="tb_5f_GS7615_5f_000.A2" office:value-type="string">
              <text:p text:style-name="Table_20_Contents"><text:span text:style-name="Keystroke">Ctrl</text:span> or <text:span text:style-name="Keystroke">Control</text:span></text:p>
            </table:table-cell>
            <table:table-cell table:style-name="tb_5f_GS7615_5f_000.A2" office:value-type="string">
              <text:p text:style-name="Table_20_Contents">⌘ and/or <text:span text:style-name="Keystroke">Cmd</text:span> or <text:span text:style-name="Keystroke">Command</text:span>, depending on keyboard</text:p>
            </table:table-cell>
            <table:table-cell table:style-name="tb_5f_GS7615_5f_000.C2" office:value-type="string">
              <text:p text:style-name="Table_20_Contents"><text:bookmark-start text:name="__DdeLink__756_4199218825"/>Used with other keys<text:bookmark-end text:name="__DdeLink__756_4199218825"/></text:p>
            </table:table-cell>
          </table:table-row>
          <table:table-row table:style-name="tb_5f_GS7615_5f_000.1">
            <table:table-cell table:style-name="tb_5f_GS7615_5f_000.A2" office:value-type="string">
              <text:p text:style-name="Table_20_Contents"><text:span text:style-name="Keystroke">Alt</text:span></text:p>
            </table:table-cell>
            <table:table-cell table:style-name="tb_5f_GS7615_5f_000.A2" office:value-type="string">
              <text:p text:style-name="Table_20_Contents">⌥ and/or <text:span text:style-name="Keystroke">Alt</text:span> or <text:span text:style-name="Keystroke">Option</text:span> depending on keyboard</text:p>
            </table:table-cell>
            <table:table-cell table:style-name="tb_5f_GS7615_5f_000.C2" office:value-type="string">
              <text:p text:style-name="Table_20_Contents">Used with other keys</text:p>
            </table:table-cell>
          </table:table-row>
          <table:table-row table:style-name="tb_5f_GS7615_5f_000.6">
            <table:table-cell table:style-name="tb_5f_GS7615_5f_000.A2" office:value-type="string">
              <text:p text:style-name="Table_20_Contents"><text:span text:style-name="Keystroke">F11</text:span></text:p>
            </table:table-cell>
            <table:table-cell table:style-name="tb_5f_GS7615_5f_000.A2" office:value-type="string">
              <text:p text:style-name="Table_20_Contents"><text:span text:style-name="Keystroke">⌘</text:span>+<text:span text:style-name="Keystroke">T</text:span></text:p>
            </table:table-cell>
            <table:table-cell table:style-name="tb_5f_GS7615_5f_000.C2" office:value-type="string">
              <text:p text:style-name="Table_20_Contents">Open the Styles deck in the Sidebar</text:p>
            </table:table-cell>
          </table:table-row>
        </table:table>
        <text:table-of-content text:style-name="Sect1" text:protected="true" text:name="toc_GS7615">
          <text:table-of-content-source text:outline-level="3"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20_Heading"/>
              <text:index-source-style text:style-name="Heading_20_1"/>
            </text:index-source-styles>
            <text:index-source-styles text:outline-level="2">
              <text:index-source-style text:style-name="Heading_20_2"/>
            </text:index-source-styles>
          </text:table-of-content-source>
          <text:index-body>
            <text:index-title text:style-name="Sect1" text:name="toc_GS7615_Head">
              <text:p text:style-name="Contents_20_Heading">Contents</text:p>
            </text:index-title>
            <text:p text:style-name="P3"><text:a xlink:type="simple" xlink:href="#__RefHeading__5636_1566568644"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4"><text:a xlink:type="simple" xlink:href="#__RefHeading___Toc4648_402817234" text:style-name="Index_20_Link" text:visited-style-name="Index_20_Link">Feedback<text:tab/>2</text:a></text:p>
            <text:p text:style-name="P4"><text:a xlink:type="simple" xlink:href="#__RefHeading__5644_1566568644" text:style-name="Index_20_Link" text:visited-style-name="Index_20_Link">Publication date and software version<text:tab/>2</text:a></text:p>
            <text:p text:style-name="P4"><text:a xlink:type="simple" xlink:href="#__RefHeading___Toc8004_2711369127" text:style-name="Index_20_Link" text:visited-style-name="Index_20_Link">Using LibreOffice on macOS<text:tab/>2</text:a></text:p>
            <text:p text:style-name="P3"><text:a xlink:type="simple" xlink:href="#__RefHeading___Toc1331_4256543436" text:style-name="Index_20_Link" text:visited-style-name="Index_20_Link">Introduction<text:tab/>4</text:a></text:p>
            <text:p text:style-name="P3"><text:a xlink:type="simple" xlink:href="#__RefHeading___Toc6473_4152442240" text:style-name="Index_20_Link" text:visited-style-name="Index_20_Link">A short history of LibreOffice<text:tab/>4</text:a></text:p>
            <text:p text:style-name="P3"><text:a xlink:type="simple" xlink:href="#__RefHeading___Toc6475_4152442240" text:style-name="Index_20_Link" text:visited-style-name="Index_20_Link">The LibreOffice community<text:tab/>4</text:a></text:p>
            <text:p text:style-name="P3"><text:a xlink:type="simple" xlink:href="#__RefHeading___Toc6477_4152442240" text:style-name="Index_20_Link" text:visited-style-name="Index_20_Link">How is LibreOffice licensed?<text:tab/>5</text:a></text:p>
            <text:p text:style-name="P3"><text:a xlink:type="simple" xlink:href="#__RefHeading___Toc6479_4152442240" text:style-name="Index_20_Link" text:visited-style-name="Index_20_Link">What is open source?<text:tab/>5</text:a></text:p>
            <text:p text:style-name="P3"><text:a xlink:type="simple" xlink:href="#__RefHeading___Toc6481_4152442240" text:style-name="Index_20_Link" text:visited-style-name="Index_20_Link">What are open standards?<text:tab/>5</text:a></text:p>
            <text:p text:style-name="P3"><text:a xlink:type="simple" xlink:href="#__RefHeading___Toc6483_4152442240" text:style-name="Index_20_Link" text:visited-style-name="Index_20_Link">What is OpenDocument?<text:tab/>6</text:a></text:p>
            <text:p text:style-name="P4"><text:a xlink:type="simple" xlink:href="#__RefHeading___Toc6485_4152442240" text:style-name="Index_20_Link" text:visited-style-name="Index_20_Link">OpenDocument filename extensions<text:tab/>6</text:a></text:p>
          </text:index-body>
        </text:table-of-content>
        <text:p text:style-name="Text_20_body"/>
      </text:section>
      <text:section text:style-name="Sect1" text:name="SEC_DISPLAYAREA">
        <text:h text:style-name="P7" text:outline-level="2"><text:bookmark-start text:name="__RefHeading___Toc1331_4256543436"/>Introduction<text:bookmark-end text:name="__RefHeading___Toc1331_4256543436"/></text:h>
        <text:p text:style-name="Text_20_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Heading_20_1" text:outline-level="2"><text:bookmark-start text:name="__RefHeading___Toc6473_4152442240"/>A short history of LibreOffice<text:bookmark-end text:name="__RefHeading___Toc6473_4152442240"/></text:h>
        <text:p text:style-name="Text_20_body">The OpenOffice.org project began when Sun Microsystems released the source code (“blueprints”) for its StarOffice® software to the open source community on 13 October 2000. OpenOffice.org 1.0, the product, was released on 30 April 2002. Major updates to OpenOffice.org included version 2.0 in October 2005 and version 3.0 in October 2008. On 26 January 2010, Oracle Corporation acquired Sun Microsystems.</text:p>
        <text:p text:style-name="Text_20_body">On 28 September 2010, the community of volunteers who develop and promote OpenOffice.org announced a major change in project structure. After ten years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Text_20_body">Unable to acquire the trademarked OpenOffice.org name from Oracle Corporation, The Document Foundation named its product LibreOffice. Continuing the version numbers from OpenOffice.org, LibreOffice 3.3 was released in January 2011 and version 7.5 was released in February 2023.</text:p>
        <text:p text:style-name="Text_20_body">In February 2012, The Document Foundation was incorporated in Berlin as a German Stiftung. You can read more about The Document Foundation at: <text:a xlink:type="simple" xlink:href="http://www.documentfoundation.org/" text:style-name="Internet_20_link" text:visited-style-name="Visited_20_Internet_20_Link">www.documentfoundation.org</text:a>.</text:p>
        <text:h text:style-name="Heading_20_1" text:outline-level="2"><text:bookmark-start text:name="__RefHeading___Toc6475_4152442240"/>The LibreOffice community<text:bookmark-end text:name="__RefHeading___Toc6475_4152442240"/></text:h>
        <text:p text:style-name="Text_20_body">The Document Foundation’s mission is:</text:p>
        <text:p text:style-name="Text_20_body_20_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Text_20_body">Some of our corporate supporters include GNOME Foundation, Google, Red Hat, and Collabora. Additionally, over 450,000 people from nearly every part of the globe have joined this project with the idea of creating the best possible office suite that all can use. This is the essence of an “open source” community!</text:p>
        <text:p text:style-name="Text_20_body">With its open source software licens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Text_20_body"><text:soft-page-break/>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Heading_20_1" text:outline-level="2"><text:bookmark-start text:name="__RefHeading___Toc6477_4152442240"/>How is LibreOffice licensed?<text:bookmark-end text:name="__RefHeading___Toc6477_4152442240"/></text:h>
        <text:p text:style-name="Text_20_body">LibreOffice is distributed under both the Mozilla Public License (MPL) 2.0 (<text:a xlink:type="simple" xlink:href="http://www.libreoffice.org/about-us/licenses/" text:style-name="Internet_20_link" text:visited-style-name="Visited_20_Internet_20_Link">www.libreoffice.org/about-us/licenses/</text:a>) and the GNU Lesser General Public License (LGPL) 3.0+ (<text:a xlink:type="simple" xlink:href="http://www.gnu.org/licenses/lgpl-3.0.en.html" text:style-name="Internet_20_link" text:visited-style-name="Visited_20_Internet_20_Link">www.gnu.org/licenses/lgpl-3.0.en.html</text:a>).</text:p>
        <text:h text:style-name="Heading_20_1" text:outline-level="2"><text:bookmark-start text:name="__RefHeading___Toc6479_4152442240"/>What is open source?<text:bookmark-end text:name="__RefHeading___Toc6479_4152442240"/></text:h>
        <text:p text:style-name="Text_20_body">The four essential rights of open-source software are embodied within the Free Software Foundation family of the GNU General Public License (GPL):</text:p>
        <text:list text:style-name="List_20_1">
          <text:list-item>
            <text:p text:style-name="List_20_1">The right to use the software for any purpose.</text:p>
          </text:list-item>
          <text:list-item>
            <text:p text:style-name="List_20_1">Freedom to redistribute the software for free or for a fee.</text:p>
          </text:list-item>
          <text:list-item>
            <text:p text:style-name="List_20_1">Access to the complete source code of the program (that is, the “blueprints”).</text:p>
          </text:list-item>
          <text:list-item>
            <text:p text:style-name="List_20_1">The right to modify any part of the source, or use portions of it in other programs.</text:p>
          </text:list-item>
        </text:list>
        <text:p text:style-name="Text_20_body">The basic idea behind open source is very simple: when programmers can read, redistribute, and modify the source code for a piece of software, the software evolves. People improve it, people adapt it, people fix bugs.</text:p>
        <text:p text:style-name="Text_20_body">For more information on Free and Open Source software, visit these websites:</text:p>
        <text:list xml:id="list144754263876368" text:continue-numbering="true" text:style-name="List_20_1">
          <text:list-item>
            <text:p text:style-name="List_20_1">Open Source Initiative (OSI): <text:a xlink:type="simple" xlink:href="http://www.opensource.org/" text:style-name="Internet_20_link" text:visited-style-name="Visited_20_Internet_20_Link">www.opensource.org</text:a>.</text:p>
          </text:list-item>
          <text:list-item>
            <text:p text:style-name="List_20_1">Free Software Foundation (FSF): <text:a xlink:type="simple" xlink:href="http://www.fsf.org/" text:style-name="Internet_20_link" text:visited-style-name="Visited_20_Internet_20_Link">www.fsf.org</text:a>.</text:p>
          </text:list-item>
        </text:list>
        <text:h text:style-name="Heading_20_1" text:outline-level="2"><text:bookmark-start text:name="__RefHeading___Toc6481_4152442240"/>What are open standards?<text:bookmark-end text:name="__RefHeading___Toc6481_4152442240"/></text:h>
        <text:p text:style-name="Text_20_body">An open standard defines a method for accomplishing something that is independent of manufacturer or vendor. In this case, we are discussing open standards which allows competing software programs to freely use the same file formats. HTML, XML, and ODF are examples of open standards for documents.</text:p>
        <text:p text:style-name="Text_20_body">In computing, an open standard meets the following requirements:</text:p>
        <text:list xml:id="list144752662772360" text:continue-numbering="true" text:style-name="List_20_1">
          <text:list-item>
            <text:p text:style-name="List_20_1">It is well documented with the complete specification publicly available, either free or at a nominal charge.</text:p>
          </text:list-item>
          <text:list-item>
            <text:p text:style-name="List_20_1">It can be freely copied, distributed, and used. The intellectual property of the standard is made irrevocably available on a royalty-free basis.</text:p>
          </text:list-item>
          <text:list-item>
            <text:p text:style-name="List_20_1">It is standardized and maintained in an independent, open forum (also called “standards organization”) using an open process.</text:p>
          </text:list-item>
        </text:list>
        <text:h text:style-name="Heading_20_1" text:outline-level="2"><text:bookmark-start text:name="__RefHeading___Toc6483_4152442240"/><text:soft-page-break/>What is OpenDocument?<text:bookmark-end text:name="__RefHeading___Toc6483_4152442240"/></text:h>
        <text:p text:style-name="Text_20_body">OpenDocument (ODF) is an XML-based file format for office documents (text documents, spreadsheets, drawings, presentations, and more), developed at OASIS (<text:a xlink:type="simple" xlink:href="https://www.oasis-open.org/" office:target-frame-name="_blank" xlink:show="new" text:style-name="Internet_20_link" text:visited-style-name="Visited_20_Internet_20_Link">https://www.oasis-open.org/</text:a>), an independent, international standards group. OpenDocument version 1.2 was adopted by the International Standards Organization and named ISO/IEC 26300:2015 standard. In December 2019, ODF 1.3 was approved as a committee specification.</text:p>
        <text:list text:style-name="Heading_20_Tip">
          <text:list-item>
            <text:p text:style-name="Heading_20_Tip">Tip</text:p>
          </text:list-item>
        </text:list>
        <text:p text:style-name="Text_20_Note"><text:a xlink:type="simple" xlink:href="https://www.iso.org/standard/66363.html" text:style-name="Internet_20_link" text:visited-style-name="Visited_20_Internet_20_Link"><text:span text:style-name="Internet_20_link">https://www.iso.org/standard/66363.html</text:span></text:a>, <text:a xlink:type="simple" xlink:href="https://www.iso.org/standard/66375.html" text:style-name="Internet_20_link" text:visited-style-name="Visited_20_Internet_20_Link"><text:span text:style-name="Internet_20_link">https://www.iso.org/standard/66375.html</text:span></text:a>, and <text:a xlink:type="simple" xlink:href="https://www.iso.org/standard/66376.html" text:style-name="Internet_20_link" text:visited-style-name="Visited_20_Internet_20_Link"><text:span text:style-name="Internet_20_link">https://www.iso.org/standard/66376.html</text:span>l</text:a>.</text:p>
        <text:p text:style-name="Text_20_body">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Text_20_body">LibreOffice <text:user-defined style:data-style-name="N0" text:name="LibreOffice Version">7.6</text:user-defined><text:s/>saves documents in ODF 1.3 Extended by default. LibreOffice can also open and save in earlier versions of the ODF standard, as well as many other file formats, as summarized below.</text:p>
        <text:p text:style-name="Text_20_body">For a full list of file formats that LibreOffice can read and write, see this Help page:</text:p>
        <text:p text:style-name="Text_20_body"><text:a xlink:type="simple" xlink:href="https://help.libreoffice.org/latest/en-US/text/shared/guide/convertfilters.html" text:style-name="Internet_20_link" text:visited-style-name="Visited_20_Internet_20_Link">https://help.libreoffice.org/latest/en-US/text/shared/guide/convertfilters.html</text:a> </text:p>
        <text:p text:style-name="Heading_20_2"><text:bookmark-start text:name="__RefHeading___Toc6485_4152442240"/>OpenDocument filename extensions<text:bookmark-end text:name="__RefHeading___Toc6485_4152442240"/></text:p>
        <text:p text:style-name="Text_20_body">The most common filename extensions used for OpenDocument documents are:</text:p>
        <text:list text:continue-list="list144752662772360" text:style-name="List_20_1">
          <text:list-item>
            <text:p text:style-name="List_20_1"><text:span text:style-name="Strong_20_Emphasis">*.odt</text:span> for word processing (text) documents</text:p>
          </text:list-item>
          <text:list-item>
            <text:p text:style-name="List_20_1"><text:span text:style-name="Strong_20_Emphasis">*.ods</text:span> for spreadsheets</text:p>
          </text:list-item>
          <text:list-item>
            <text:p text:style-name="List_20_1"><text:span text:style-name="Strong_20_Emphasis">*.odp</text:span> for presentations</text:p>
          </text:list-item>
          <text:list-item>
            <text:p text:style-name="List_20_1"><text:span text:style-name="Strong_20_Emphasis">*.odb</text:span> for databases</text:p>
          </text:list-item>
          <text:list-item>
            <text:p text:style-name="List_20_1"><text:span text:style-name="Strong_20_Emphasis">*.odg</text:span> for graphics (vector drawings)</text:p>
          </text:list-item>
          <text:list-item>
            <text:p text:style-name="List_20_1"><text:span text:style-name="Strong_20_Emphasis">*.odc</text:span> for charts</text:p>
          </text:list-item>
          <text:list-item>
            <text:p text:style-name="List_20_1"><text:span text:style-name="Strong_20_Emphasis">*.odf</text:span> for formulas (scientific formulas and <text:s/>equations)</text:p>
          </text:list-item>
        </text:list>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2"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First_20_Heading" style:display-name="First Heading" style:family="paragraph" style:parent-style-name="Heading_20_1" style:next-style-name="Text_20_body" style:default-outline-level="2" style:list-style-name="" style:master-page-name="Standard">
      <style:paragraph-properties style:page-number="auto" fo:break-before="auto" fo:break-after="auto"/>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Bullet_20_Symbols_20__28_user_29_" style:display-name="Bullet Symbols (user)" style:family="text"/>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number-style style:name="N134P0" style:volatile="true">
      <number:number number:decimal-places="2" number:min-decimal-places="2" number:min-integer-digits="1" number:grouping="true"/>
      <number:text> </number:text>
    </number:number-style>
    <number:number-style style:name="N134">
      <number:text>(</number:text>
      <number:number number:decimal-places="2" number:min-decimal-places="2" number:min-integer-digits="1" number:grouping="true"/>
      <number:text>)</number:text>
      <style:map style:condition="value()&gt;=0" style:apply-style-name="N134P0"/>
    </number:number-style>
    <number:date-style style:name="N13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style="long" number:textual="true"/>
      <number:text> </number:text>
      <number:year number:style="long"/>
    </number:date-style>
    <number:currency-style style:name="N140P0" style:volatile="true">
      <number:currency-symbol number:language="bvx" number:country="CG">CFA</number:currency-symbol>
      <number:text> </number:text>
      <number:number number:decimal-places="2" number:min-decimal-places="2" number:min-integer-digits="1" number:grouping="true"/>
    </number:currency-style>
    <number:currency-style style:name="N140">
      <number:currency-symbol number:language="bvx" number:country="CG">CFA</number:currency-symbol>
      <number:text>-</number:text>
      <number:number number:decimal-places="2" number:min-decimal-places="2" number:min-integer-digits="1" number:grouping="true"/>
      <style:map style:condition="value()&gt;=0" style:apply-style-name="N140P0"/>
    </number:currency-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currency-style style:name="N142P0" style:volatile="true">
      <number:currency-symbol number:language="bvx" number:country="CG">CFA</number:currency-symbol>
      <number:text> </number:text>
      <number:number number:decimal-places="0" number:min-decimal-places="0" number:min-integer-digits="1" number:grouping="true"/>
    </number:currency-style>
    <number:currency-style style:name="N142">
      <number:currency-symbol number:language="bvx" number:country="CG">CFA</number:currency-symbol>
      <number:text>-</number:text>
      <number:number number:decimal-places="0" number:min-decimal-places="0" number:min-integer-digits="1" number:grouping="true"/>
      <style:map style:condition="value()&gt;=0" style:apply-style-name="N142P0"/>
    </number:currency-style>
    <number:currency-style style:name="N144P0" style:volatile="true">
      <number:currency-symbol number:language="nl" number:country="NL">fl</number:currency-symbol>
      <number:text> </number:text>
      <number:number number:decimal-places="0" number:min-decimal-places="0" number:min-integer-digits="1" number:grouping="true"/>
    </number:currency-style>
    <number:currency-style style:name="N14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4P0"/>
    </number:currency-style>
    <number:currency-style style:name="N146P0" style:volatile="true">
      <number:currency-symbol number:language="la" number:country="VA">€</number:currency-symbol>
      <number:text> </number:text>
      <number:number number:decimal-places="0" number:min-decimal-places="0" number:min-integer-digits="1" number:grouping="true"/>
    </number:currency-style>
    <number:currency-style style:name="N146">
      <number:text>-</number:text>
      <number:currency-symbol number:language="la" number:country="VA">€</number:currency-symbol>
      <number:text> </number:text>
      <number:number number:decimal-places="0" number:min-decimal-places="0" number:min-integer-digits="1" number:grouping="true"/>
      <style:map style:condition="value()&gt;=0" style:apply-style-name="N146P0"/>
    </number:currency-style>
    <number:currency-style style:name="N147P0" style:volatile="true">
      <number:currency-symbol number:language="nl" number:country="NL">fl</number:currency-symbol>
      <number:text> </number:text>
      <number:number number:decimal-places="2" number:min-decimal-places="2" number:min-integer-digits="1" number:grouping="true"/>
    </number:currency-style>
    <number:currency-style style:name="N14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7P0"/>
    </number:currency-style>
    <number:currency-style style:name="N148P0" style:volatile="true">
      <number:currency-symbol number:language="la" number:country="VA">€</number:currency-symbol>
      <number:text> </number:text>
      <number:number number:decimal-places="0" number:min-decimal-places="0" number:min-integer-digits="1" number:grouping="true"/>
    </number:currency-style>
    <number:currency-style style:name="N148">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8P0"/>
    </number:currency-style>
    <number:currency-style style:name="N15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5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50P0"/>
    </number:currency-style>
    <number:date-style style:name="N15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52P0" style:volatile="true">
      <number:currency-symbol number:language="nl" number:country="NL">fl</number:currency-symbol>
      <number:text> </number:text>
      <number:number number:decimal-places="0" number:min-decimal-places="0" number:min-integer-digits="1" number:grouping="true"/>
    </number:currency-style>
    <number:currency-style style:name="N152">
      <number:currency-symbol number:language="nl" number:country="NL">fl</number:currency-symbol>
      <number:text> </number:text>
      <number:number number:decimal-places="0" number:min-decimal-places="0" number:min-integer-digits="1" number:grouping="true"/>
      <number:text>-</number:text>
      <style:map style:condition="value()&gt;=0" style:apply-style-name="N152P0"/>
    </number:currency-style>
    <number:currency-style style:name="N15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4P0"/>
    </number:currency-style>
    <number:date-style style:name="N155">
      <number:year number:style="long"/>
    </number:date-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What are open standards?</text:chapter> | <text:page-number text:select-page="current">5</text:page-number></text:p>
      </style:footer>
      <style:footer-left>
        <text:p text:style-name="Footer"><text:page-number text:select-page="current">6</text:page-number><text:s/>| <text:chapter text:display="name" text:outline-level="1">Appendix B, Open Source, Open Standards, Open Document</text:chapter></text:p>
      </style:footer-left>
    </style:master-page>
    <style:master-page style:name="First_20_Page" style:display-name="First Page" style:page-layout-name="Mpm2" draw:style-name="Mdp1" style:next-style-name="Standard"/>
    <style:master-page style:name="Front_20_Matter" style:display-name="Front Matter" style:page-layout-name="Mpm3" draw:style-name="Mdp2">
      <style:footer>
        <text:p text:style-name="MP1"><text:title>Appendix B, Open Source, Open Standards, Open Document</text:title><text:s/>| <text:page-number text:select-page="current">3</text:page-number></text:p>
      </style:footer>
      <style:footer-left>
        <text:p text:style-name="Footer"><text:page-number text:select-page="current">4</text:page-number>| <text:title>Appendix B, Open Source, Open Standards, Open Document</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Back_20_Cover" style:display-name="Back Cover" style:page-layout-name="Mpm1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Appendix B, Open Source, Open Standards, Open Documen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09:16:54.525986877</meta:creation-date>
    <meta:editing-duration>P0D</meta:editing-duration>
    <meta:editing-cycles>1</meta:editing-cycles>
    <meta:generator>LibreOffice/7.6.4.1$Linux_X86_64 LibreOffice_project/e19e193f88cd6c0525a17fb7a176ed8e6a3e2aa1</meta:generator>
    <dc:title>Appendix B, Open Source, Open Standards, Open Document</dc:title>
    <meta:document-statistic meta:table-count="1" meta:image-count="1" meta:object-count="0" meta:page-count="6" meta:paragraph-count="114" meta:word-count="1422" meta:character-count="9679" meta:non-whitespace-character-count="8382"/>
    <meta:user-defined meta:name="Guide Name">Getting Started Guide</meta:user-defined>
    <meta:user-defined meta:name="LibreOffice Version">7.6</meta:user-defined>
    <meta:user-defined meta:name="Month">January</meta:user-defined>
    <meta:user-defined meta:name="Year">2024</meta:user-defined>
  </office:meta>
</office:document-meta>
</file>